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7e765" officeooo:paragraph-rsid="000b0c31" style:font-size-asian="18pt" style:font-size-complex="18pt"/>
    </style:style>
    <style:style style:name="P2" style:family="paragraph" style:parent-style-name="Standard">
      <style:paragraph-properties fo:text-align="start" style:justify-single-word="false"/>
      <style:text-properties fo:font-size="12pt" officeooo:rsid="0017e765" officeooo:paragraph-rsid="000b0c31" style:font-size-asian="10.5pt" style:font-size-complex="12pt"/>
    </style:style>
    <style:style style:name="P3" style:family="paragraph" style:parent-style-name="Standard">
      <style:paragraph-properties fo:text-align="start" style:justify-single-word="false"/>
      <style:text-properties fo:font-size="12pt" officeooo:rsid="0017e765" officeooo:paragraph-rsid="0015aa8c" style:font-size-asian="10.5pt" style:font-size-complex="12pt"/>
    </style:style>
    <style:style style:name="P4" style:family="paragraph" style:parent-style-name="Standard">
      <style:paragraph-properties fo:text-align="start" style:justify-single-word="false"/>
      <style:text-properties fo:font-size="12pt" officeooo:rsid="000dfb11" officeooo:paragraph-rsid="000dfb11" style:font-size-asian="10.5pt" style:font-size-complex="12pt"/>
    </style:style>
    <style:style style:name="P5" style:family="paragraph" style:parent-style-name="Standard">
      <style:paragraph-properties fo:text-align="start" style:justify-single-word="false"/>
      <style:text-properties fo:font-size="12pt" officeooo:rsid="0010a931" officeooo:paragraph-rsid="0010a931" style:font-size-asian="10.5pt" style:font-size-complex="12pt"/>
    </style:style>
    <style:style style:name="P6" style:family="paragraph" style:parent-style-name="Standard">
      <style:paragraph-properties fo:text-align="start" style:justify-single-word="false"/>
      <style:text-properties fo:font-size="12pt" officeooo:rsid="0015aa8c" officeooo:paragraph-rsid="0015aa8c" style:font-size-asian="10.5pt" style:font-size-complex="12pt"/>
    </style:style>
    <style:style style:name="P7" style:family="paragraph" style:parent-style-name="Standard">
      <style:text-properties fo:font-size="12pt" officeooo:rsid="0019e33c" officeooo:paragraph-rsid="0019e33c" style:font-size-asian="10.5pt" style:font-size-complex="12pt"/>
    </style:style>
    <style:style style:name="P8" style:family="paragraph" style:parent-style-name="Standard">
      <style:text-properties fo:font-size="12pt" officeooo:rsid="000fd247" officeooo:paragraph-rsid="0019e33c" style:font-size-asian="10.5pt" style:font-size-complex="12pt"/>
    </style:style>
    <style:style style:name="P9" style:family="paragraph" style:parent-style-name="Standard">
      <style:text-properties fo:font-size="12pt" officeooo:rsid="001b2af7" officeooo:paragraph-rsid="001b2af7" style:font-size-asian="10.5pt" style:font-size-complex="12pt"/>
    </style:style>
    <style:style style:name="P10" style:family="paragraph" style:parent-style-name="Standard">
      <style:text-properties fo:font-size="12pt" fo:font-style="italic" officeooo:rsid="001acc0c" officeooo:paragraph-rsid="001acc0c" style:font-size-asian="10.5pt" style:font-style-asian="italic" style:font-size-complex="12pt" style:font-style-complex="italic"/>
    </style:style>
    <style:style style:name="P11" style:family="paragraph" style:parent-style-name="Standard">
      <style:text-properties officeooo:rsid="000b631a" officeooo:paragraph-rsid="000b631a"/>
    </style:style>
    <style:style style:name="P12" style:family="paragraph" style:parent-style-name="Standard">
      <style:paragraph-properties fo:text-align="center" style:justify-single-word="false"/>
      <style:text-properties officeooo:rsid="000b631a" officeooo:paragraph-rsid="000b0c31"/>
    </style:style>
    <style:style style:name="P13" style:family="paragraph" style:parent-style-name="Standard">
      <style:text-properties officeooo:rsid="000d2c22" officeooo:paragraph-rsid="000b631a"/>
    </style:style>
    <style:style style:name="P14" style:family="paragraph" style:parent-style-name="Standard">
      <style:text-properties officeooo:rsid="000d2c22" officeooo:paragraph-rsid="000d2c22"/>
    </style:style>
    <style:style style:name="P15" style:family="paragraph" style:parent-style-name="Standard">
      <style:text-properties officeooo:rsid="000dfb11" officeooo:paragraph-rsid="000dfb11"/>
    </style:style>
    <style:style style:name="P16" style:family="paragraph" style:parent-style-name="Standard">
      <style:text-properties officeooo:rsid="000fd247" officeooo:paragraph-rsid="000fd247"/>
    </style:style>
    <style:style style:name="P17" style:family="paragraph" style:parent-style-name="Standard">
      <style:text-properties officeooo:rsid="0010a931" officeooo:paragraph-rsid="0010a931"/>
    </style:style>
    <style:style style:name="P18" style:family="paragraph" style:parent-style-name="Standard">
      <style:text-properties officeooo:rsid="0013f28b" officeooo:paragraph-rsid="0013f28b"/>
    </style:style>
    <style:style style:name="P19" style:family="paragraph" style:parent-style-name="Standard">
      <style:paragraph-properties fo:text-align="start" style:justify-single-word="false"/>
      <style:text-properties officeooo:rsid="0013f28b" officeooo:paragraph-rsid="0013f28b"/>
    </style:style>
    <style:style style:name="P20" style:family="paragraph" style:parent-style-name="Standard">
      <style:text-properties officeooo:rsid="0013f28b" officeooo:paragraph-rsid="0015aa8c"/>
    </style:style>
    <style:style style:name="P21" style:family="paragraph" style:parent-style-name="Standard">
      <style:text-properties officeooo:rsid="0015aa8c" officeooo:paragraph-rsid="0015aa8c"/>
    </style:style>
    <style:style style:name="P22" style:family="paragraph" style:parent-style-name="Standard">
      <style:text-properties fo:font-size="14pt" officeooo:rsid="0019e33c" officeooo:paragraph-rsid="0019e33c" style:font-size-asian="12.25pt" style:font-size-complex="14pt"/>
    </style:style>
    <style:style style:name="P23" style:family="paragraph" style:parent-style-name="Standard">
      <style:text-properties fo:font-size="14pt" officeooo:rsid="0018b05c" officeooo:paragraph-rsid="0018b05c" style:font-size-asian="14pt" style:font-size-complex="14pt"/>
    </style:style>
    <style:style style:name="P24" style:family="paragraph" style:parent-style-name="Standard">
      <style:text-properties fo:font-size="14pt" officeooo:rsid="0018b05c" officeooo:paragraph-rsid="0019e33c" style:font-size-asian="14pt" style:font-size-complex="14pt"/>
    </style:style>
    <style:style style:name="P25" style:family="paragraph" style:parent-style-name="Standard">
      <style:text-properties fo:font-size="14pt" officeooo:rsid="0019e33c" officeooo:paragraph-rsid="0019e33c" style:font-size-asian="14pt" style:font-size-complex="14pt"/>
    </style:style>
    <style:style style:name="P26" style:family="paragraph" style:parent-style-name="Standard">
      <style:text-properties fo:font-size="14pt" officeooo:rsid="001b2af7" officeooo:paragraph-rsid="001b2af7" style:font-size-asian="14pt" style:font-size-complex="14pt"/>
    </style:style>
    <style:style style:name="P27" style:family="paragraph" style:parent-style-name="Standard">
      <style:text-properties fo:font-style="italic" officeooo:rsid="000d2c22" officeooo:paragraph-rsid="000d2c22" style:font-style-asian="italic" style:font-style-complex="italic"/>
    </style:style>
    <style:style style:name="P28" style:family="paragraph" style:parent-style-name="Standard">
      <style:text-properties officeooo:rsid="001acc0c" officeooo:paragraph-rsid="001acc0c"/>
    </style:style>
    <style:style style:name="P29" style:family="paragraph" style:parent-style-name="Standard">
      <style:text-properties fo:font-style="normal" officeooo:rsid="001b2af7" officeooo:paragraph-rsid="001b2af7" style:font-style-asian="normal" style:font-style-complex="normal"/>
    </style:style>
    <style:style style:name="P30" style:family="paragraph" style:parent-style-name="Standard">
      <style:paragraph-properties fo:break-before="page"/>
      <style:text-properties fo:font-size="14pt" officeooo:rsid="0019e33c" officeooo:paragraph-rsid="0019e33c" style:font-size-asian="14pt" style:font-size-complex="14pt"/>
    </style:style>
    <style:style style:name="P31" style:family="paragraph" style:parent-style-name="Standard">
      <style:text-properties fo:font-size="12pt" officeooo:rsid="001c275e" officeooo:paragraph-rsid="001c275e" style:font-size-asian="10.5pt" style:font-size-complex="12pt"/>
    </style:style>
    <style:style style:name="T1" style:family="text">
      <style:text-properties officeooo:rsid="000b631a"/>
    </style:style>
    <style:style style:name="T2" style:family="text">
      <style:text-properties officeooo:rsid="000f3775"/>
    </style:style>
    <style:style style:name="T3" style:family="text">
      <style:text-properties officeooo:rsid="001201c1"/>
    </style:style>
    <style:style style:name="T4" style:family="text">
      <style:text-properties officeooo:rsid="0013f28b"/>
    </style:style>
    <style:style style:name="T5" style:family="text">
      <style:text-properties fo:color="#800000"/>
    </style:style>
    <style:style style:name="T6" style:family="text">
      <style:text-properties fo:color="#000000"/>
    </style:style>
    <style:style style:name="T7" style:family="text">
      <style:text-properties fo:font-weight="bold" style:font-weight-asian="bold" style:font-weight-complex="bold"/>
    </style:style>
    <style:style style:name="T8" style:family="text">
      <style:text-properties officeooo:rsid="0019e33c"/>
    </style:style>
    <style:style style:name="T9" style:family="text">
      <style:text-properties fo:font-style="italic" style:font-style-asian="italic" style:font-style-complex="italic"/>
    </style:style>
    <style:style style:name="T10" style:family="text">
      <style:text-properties officeooo:rsid="001acc0c"/>
    </style:style>
    <style:style style:name="T11" style:family="text">
      <style:text-properties officeooo:rsid="001b2a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Informal </text:span>Logs and Resources:</text:p>
      <text:p text:style-name="P1"/>
      <text:p text:style-name="P2">The aim of the project is to see what makes an image #unforgettable or #memorable</text:p>
      <text:p text:style-name="P2"/>
      <text:p text:style-name="P2">Short aims: </text:p>
      <text:p text:style-name="P2"><text:tab/>-Have scripts that gather the relevant data off of instagram through picbear (and now more recently pictame)</text:p>
      <text:p text:style-name="P2"><text:tab/>-Perform some sort of visual analysis on the images found (with or without tags) and then perform both manual and scripted analysis of images</text:p>
      <text:p text:style-name="P2"><text:tab/>-i.e. determining what could potentially distinguish a regular image from a unforgettable or a memorable one</text:p>
      <text:p text:style-name="P2"/>
      <text:p text:style-name="P2"/>
      <text:p text:style-name="P2">Had some issues even getting the scripts up and running, had to find a work around way to get the right version of python and everything installed – trying to get the scripts running on a mac mini in the meantime</text:p>
      <text:p text:style-name="P2"/>
      <text:p text:style-name="P2"/>
      <text:p text:style-name="P2">Updated Ubuntu and got a fresh distro to start having fun with – <text:span text:style-name="T1">got it set up with everything (proper python selenium, etc etc)</text:span></text:p>
      <text:p text:style-name="P2"/>
      <text:p text:style-name="P4">Page to help with the use and understanding of BS3 - <text:a xlink:type="simple" xlink:href="https://www.crummy.com/software/BeautifulSoup/bs3/documentation.html#The%20basic%20find%20method:%20findAll(name,%20attrs,%20recursive,%20text,%20limit,%20**kwargs" text:style-name="Internet_20_link" text:visited-style-name="Visited_20_Internet_20_Link">https://www.crummy.com/software/BeautifulSoup/bs3/documentation.html#The%20basic%20find%20method:%20findAll(name,%20attrs,%20recursive,%20text,%20limit,%20**kwargs</text:a>)</text:p>
      <text:p text:style-name="P2"/>
      <text:p text:style-name="P6">Simple parsing example: <text:a xlink:type="simple" xlink:href="https://stackoverflow.com/questions/13960326/how-can-i-parse-a-website-using-selenium-and-beautifulsoup-in-python" text:style-name="Internet_20_link" text:visited-style-name="Visited_20_Internet_20_Link">https://stackoverflow.com/questions/13960326/how-can-i-parse-a-website-using-selenium-and-beautifulsoup-in-python</text:a></text:p>
      <text:p text:style-name="P3"/>
      <text:p text:style-name="P2">Scripts are taking a while to get going and actually generate a user pool, sometimes stuck on just the top users, erorr out <text:span text:style-name="T1">when finding a private user, having to restart and delete data already generated, made a folder to save generated data, it can be fond in DataSetOld</text:span></text:p>
      <text:p text:style-name="P2"/>
      <text:p text:style-name="P2"/>
      <text:p text:style-name="P4">Still sometimes getting stuck top users, seems to be a come and go issue, going to keep running the scripts and try getting a proper run.</text:p>
      <text:p text:style-name="P4"/>
      <text:p text:style-name="P4"/>
      <text:p text:style-name="P4">Had the first proper run, generated roughly under 160 users – looking to run a couple of more times</text:p>
      <text:p text:style-name="P4"/>
      <text:p text:style-name="P4"/>
      <text:p text:style-name="P4">Managed to run enough times to get 250+ users, started looking more and more at what people are already tagging with unforgettable/memorable with Pictame – <text:span text:style-name="T2">going to look into writing a script that will get the images off of pictame/tag/unforgettable (or other tags) to be used as a learning set</text:span></text:p>
      <text:p text:style-name="P4"/>
      <text:p text:style-name="P4"/>
      <text:p text:style-name="P5">Wrote a separate download script to take each CSV file and put them each in a respective folder, and dowload images and place them into the folder, some images didn’t save because they aren’t accessible and this is causing errors</text:p>
      <text:p text:style-name="P5"/>
      <text:p text:style-name="P5">Re-wrote it so that blank images are just downloaded even they don’t exist, and have been saved as a ‘blank image’</text:p>
      <text:p text:style-name="P12"><text:soft-page-break/></text:p>
      <text:p text:style-name="P15">Making a face recognition using a simple face cascade, and OpenCV, links visited:</text:p>
      <text:p text:style-name="P15"/>
      <text:p text:style-name="P15">- <text:a xlink:type="simple" xlink:href="https://realpython.com/blog/python/face-recognition-with-python/" text:style-name="Internet_20_link" text:visited-style-name="Visited_20_Internet_20_Link">https://realpython.com/blog/python/face-recognition-with-python/</text:a></text:p>
      <text:p text:style-name="P15">-<text:a xlink:type="simple" xlink:href="https://docs.opencv.org/3.0-beta/doc/py_tutorials/py_objdetect/py_face_detection/py_face_detection.html" text:style-name="Internet_20_link" text:visited-style-name="Visited_20_Internet_20_Link">https://docs.opencv.org/3.0-</text:a></text:p>
      <text:p text:style-name="P15"><text:a xlink:type="simple" xlink:href="https://docs.opencv.org/3.0-beta/doc/py_tutorials/py_objdetect/py_face_detection/py_face_detection.html" text:style-name="Internet_20_link" text:visited-style-name="Visited_20_Internet_20_Link"/></text:p>
      <text:p text:style-name="P15">Provides a simple short solution for the face recognition issue</text:p>
      <text:p text:style-name="P15"><text:a xlink:type="simple" xlink:href="https://docs.opencv.org/3.0-beta/doc/py_tutorials/py_objdetect/py_face_detection/py_face_detection.html" text:style-name="Internet_20_link" text:visited-style-name="Visited_20_Internet_20_Link"/></text:p>
      <text:p text:style-name="P15">- <text:a xlink:type="simple" xlink:href="https://docs.opencv.org/3.0-beta/doc/py_tutorials/py_objdetect/py_face_detection/py_face_detection.html" text:style-name="Internet_20_link" text:visited-style-name="Visited_20_Internet_20_Link">beta/doc/py_tutorials/py_objdetect/py_face_detection/py_face_detection.html</text:a></text:p>
      <text:p text:style-name="P15"/>
      <text:p text:style-name="P15">- <text:a xlink:type="simple" xlink:href="http://opencv-python-tutroals.readthedocs.io/en/latest/py_tutorials/py_objdetect/py_face_detection/py_face_detection.html" text:style-name="Internet_20_link" text:visited-style-name="Visited_20_Internet_20_Link">http://opencv-python-tutroals.readthedocs.io/en/latest/py_tutorials/py_objdetect/py_face_detection/py_face_detection.html</text:a></text:p>
      <text:p text:style-name="P15"/>
      <text:p text:style-name="P16">Started looking into alternatives for face recognition - <text:s/>found a really nice repository that implements all sort of deep dlib stuff, detects even videos. Turns out the OpenCV is really hard to fine tune and set-up </text:p>
      <text:p text:style-name="P16"/>
      <text:p text:style-name="P16">- <text:span text:style-name="T8">See Face Recognition API</text:span></text:p>
      <text:p text:style-name="P15"/>
      <text:p text:style-name="P18">Needed a bit more help with CSV – pages visited:</text:p>
      <text:p text:style-name="P18">- Standard intro to CSV <text:a xlink:type="simple" xlink:href="http://stanford.edu/~mgorkove/cgi-bin/rpython_tutorials/Writing_Data_to_a_CSV_With_Python.php" text:style-name="Internet_20_link" text:visited-style-name="Visited_20_Internet_20_Link">http://stanford.edu/~mgorkove/cgi-bin/rpython_tutorials/Writing_Data_to_a_CSV_With_Python.php</text:a></text:p>
      <text:p text:style-name="P18"/>
      <text:p text:style-name="P18">- CSV library for python - <text:a xlink:type="simple" xlink:href="https://docs.python.org/2/library/csv.html" text:style-name="Internet_20_link" text:visited-style-name="Visited_20_Internet_20_Link">https://docs.python.org/2/library/csv.html</text:a></text:p>
      <text:p text:style-name="P18"/>
      <text:p text:style-name="P19">-<text:span text:style-name="T7">Really</text:span> helpful examples for particular instances of when you want to change, write, append or do anything to a CSV file - <text:a xlink:type="simple" xlink:href="http://beancoder.com/csv-files-using-python/" text:style-name="Internet_20_link" text:visited-style-name="Visited_20_Internet_20_Link">http://beancoder.com/csv-files-using-python/</text:a></text:p>
      <text:p text:style-name="P19"/>
      <text:p text:style-name="P19"/>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text:p>
      <text:p text:style-name="P18">Help with Selenium - <text:a xlink:type="simple" xlink:href="https://medium.com/the-andela-way/introduction-to-web-scraping-using-selenium-7ec377a8cf72" text:style-name="Internet_20_link" text:visited-style-name="Visited_20_Internet_20_Link">https://medium.com/the-andela-way/introduction-to-web-scraping-using-selenium-7ec377a8cf72</text:a> </text:p>
      <text:p text:style-name="P18"/>
      <text:p text:style-name="P21">Navigating on Selenium - <text:a xlink:type="simple" xlink:href="http://selenium-python.readthedocs.io/navigating.html" text:style-name="Internet_20_link" text:visited-style-name="Visited_20_Internet_20_Link">http://selenium-python.readthedocs.io/navigating.html</text:a></text:p>
      <text:p text:style-name="P21"/>
      <text:p text:style-name="P21">Making sure we don’t open it in a new window - <text:a xlink:type="simple" xlink:href="https://stackoverflow.com/questions/38239869/selenium-python-click-link-open-in-other-window-need-same" text:style-name="Internet_20_link" text:visited-style-name="Visited_20_Internet_20_Link">https://stackoverflow.com/questions/38239869/selenium-python-click-link-open-in-other-window-need-same</text:a></text:p>
      <text:p text:style-name="P20"/>
      <text:p text:style-name="P18">Had issues with the click action, when trying to traverse pages - <text:a xlink:type="simple" xlink:href="https://stackoverflow.com/questions/10078746/python-selenium-chrome-web-driver-click-action" text:style-name="Internet_20_link" text:visited-style-name="Visited_20_Internet_20_Link">https://stackoverflow.com/questions/10078746/python-selenium-chrome-web-driver-click-action</text:a></text:p>
      <text:p text:style-name="P18"/>
      <text:p text:style-name="P18">Realised that there will be a link at the end being generated which is always going to be the next page – Highlighted this by changing it so that the code is now methodised and when it finds that link it treats it as the new page - </text:p>
      <text:p text:style-name="P18"/>
      <text:p text:style-name="P18"><text:tab/><text:span text:style-name="T6"><text:tab/>if </text:span><text:span text:style-name="T5">"/tag/unforgettable/" </text:span><text:span text:style-name="T6">in pageLinks[index]:</text:span></text:p>
      <text:p text:style-name="P18"><text:tab/><text:tab/><text:tab/>with open(fileName, 'a') as csvfile:</text:p>
      <text:p text:style-name="P18"><text:tab/><text:tab/><text:tab/><text:tab/>….</text:p>
      <text:p text:style-name="P18"><text:tab/><text:tab/><text:tab/>nextPage = pageLinks[index]</text:p>
      <text:p text:style-name="P18"/>
      <text:p text:style-name="P18"><text:tab/><text:tab/>if <text:span text:style-name="T5">"/tag/" + initialTags[0] + "/" </text:span>in pageLinks[index]:</text:p>
      <text:p text:style-name="P18"><text:tab/><text:tab/><text:tab/>nextPage = pageLinks[index]</text:p>
      <text:p text:style-name="P18"/>
      <text:p text:style-name="P18">Made it so that now it looks for any ‘end button’</text:p>
      <text:p text:style-name="P18"/>
      <text:p text:style-name="P18">Sometimes its skipping over certain pages, and not fully looking at them, probably the link changes, have to look to use a tmp variable to save what it is exactly I’m looking for </text:p>
      <text:p text:style-name="P18"/>
      <text:p text:style-name="P18"/>
      <text:p text:style-name="P17"/>
      <text:p text:style-name="P17">Writing a new script to scrape Pictame, <text:span text:style-name="T4">using selenium to travers the tags, found new issues when creating the CSV files and when writing into them -</text:span></text:p>
      <text:p text:style-name="P17"/>
      <text:p text:style-name="P18">Solved – started using the BS3 library to understand more about the markup thats being processed and found the relevant commands and interactions for CSV at </text:p>
      <text:p text:style-name="P30"/>
      <text:p text:style-name="P25">Face Recognition API</text:p>
      <text:p text:style-name="P25"/>
      <text:p text:style-name="P10">Recognize and manipulate faces from Python or from the command line with the world's simplest face recognition library.</text:p>
      <text:p text:style-name="P10"/>
      <text:p text:style-name="P10">Built using dlib's state-of-the-art face recognition built with deep learning. The model has an accuracy of 99.38% on the Labeled Faces in the Wild benchmark.</text:p>
      <text:p text:style-name="P10"/>
      <text:p text:style-name="P10">This also provides a simple face_recognition command line tool that lets you do face recognition on a folder of images from the command line!</text:p>
      <text:p text:style-name="P7"/>
      <text:p text:style-name="P7"/>
      <text:p text:style-name="P7">Can recognize people and learn what they look like, not that thats useful in this particular situation, but its still pretty cool – <text:span text:style-name="T10">can also look at videos and find the faces in those as well as direct webcam feeds.</text:span></text:p>
      <text:p text:style-name="P7"/>
      <text:p text:style-name="P7">Had a few issues when installing, but evetually got it running and I cloned the git as well, all the particular scripts which are interesting are in the <text:span text:style-name="T7">examples/ </text:span>folder</text:p>
      <text:p text:style-name="P7"/>
      <text:p text:style-name="P8">Installed the face_detection and face_recognition, <text:span text:style-name="T4">started using it and now the see how much better it is at detecting faces, the CNN does do better than the regular one – no surprise there, going to use that and input that into the CSV as a new field with how many faces it sees</text:span></text:p>
      <text:p text:style-name="P25"/>
      <text:p text:style-name="P26">Other papers for facial recognition and other cool things:</text:p>
      <text:p text:style-name="P26"/>
      <text:p text:style-name="P9">Consider maybe using other Haar cascades, to recognise objects</text:p>
      <text:p text:style-name="P25"/>
      <text:p text:style-name="P9">Making quants - <text:a xlink:type="simple" xlink:href="https://en.wikipedia.org/wiki/Median_cut#Implementation_of_color_quantization" text:style-name="Internet_20_link" text:visited-style-name="Visited_20_Internet_20_Link">https://en.wikipedia.org/wiki/Median_cut#Implementation_of_color_quantization</text:a></text:p>
      <text:p text:style-name="P9"/>
      <text:p text:style-name="P9">Preliminary colour pallete - <text:s/><text:a xlink:type="simple" xlink:href="https://stackoverflow.com/questions/28793985/find-dominant-color-on-an-image" text:style-name="Internet_20_link" text:visited-style-name="Visited_20_Internet_20_Link">https://stackoverflow.com/questions/28793985/find-dominant-color-on-an-image</text:a></text:p>
      <text:p text:style-name="P9"/>
      <text:p text:style-name="P9">Identifying foreground objects and their colour pallet: <text:a xlink:type="simple" xlink:href="http://ieeexplore.ieee.org/abstract/document/4426366/" text:style-name="Internet_20_link" text:visited-style-name="Visited_20_Internet_20_Link">http://ieeexplore.ieee.org/abstract/document/4426366/</text:a></text:p>
      <text:p text:style-name="P9"/>
      <text:p text:style-name="P9">Retrieving images with a particular colour pallette – might be good for hypothesis testing - <text:a xlink:type="simple" xlink:href="http://ieeexplore.ieee.org/abstract/document/892450/?reload=true" text:style-name="Internet_20_link" text:visited-style-name="Visited_20_Internet_20_Link">http://ieeexplore.ieee.org/abstract/document/892450/?reload=true</text:a></text:p>
      <text:p text:style-name="P9"/>
      <text:p text:style-name="P9"/>
      <text:p text:style-name="P9"/>
      <text:p text:style-name="P31">For further possible features, or just topic reading check out: <text:a xlink:type="simple" xlink:href="https://github.com/jbhuang0604/awesome-computer-vision" text:style-name="Internet_20_link" text:visited-style-name="Visited_20_Internet_20_Link">https://github.com/jbhuang0604/awesome-computer-vision</text:a></text:p>
      <text:p text:style-name="P31"/>
      <text:p text:style-name="P25"/>
      <text:p text:style-name="P25"/>
      <text:p text:style-name="P25"/>
      <text:p text:style-name="P25"/>
      <text:p text:style-name="P25"/>
      <text:p text:style-name="P25"/>
      <text:p text:style-name="P25"><text:soft-page-break/></text:p>
      <text:p text:style-name="P25"/>
      <text:p text:style-name="P24"/>
      <text:p text:style-name="P23">Colour Thief <text:span text:style-name="T11">API</text:span></text:p>
      <text:p text:style-name="P14"/>
      <text:p text:style-name="P29">Found a really nice API that retrieves the predominant colour in an image and provides a pallete of other dominant colours</text:p>
      <text:p text:style-name="P27"/>
      <text:p text:style-name="P27">Grabbing the colour from an image :</text:p>
      <text:p text:style-name="P27"/>
      <text:p text:style-name="P14"><text:a xlink:type="simple" xlink:href="https://github.com/lokesh/color-thief" text:style-name="Internet_20_link" text:visited-style-name="Visited_20_Internet_20_Link"><text:span text:style-name="T9">https://github.com/lokesh/color-thief</text:span></text:a></text:p>
      <text:p text:style-name="P27"/>
      <text:p text:style-name="P27">A script for grabbing the color palette from an image. Uses Javascript and the canvas tag to make it happen.</text:p>
      <text:p text:style-name="P14"/>
      <text:p text:style-name="P14">How to use:</text:p>
      <text:p text:style-name="P14"/>
      <text:p text:style-name="P14">Get the dominant color from an image</text:p>
      <text:p text:style-name="P14"/>
      <text:p text:style-name="P14">var colorThief = new ColorThief();</text:p>
      <text:p text:style-name="P14">colorThief.getColor(sourceImage);</text:p>
      <text:p text:style-name="P14"/>
      <text:p text:style-name="P14">getColor(sourceImage[, quality])</text:p>
      <text:p text:style-name="P14">returns [num, num, num]</text:p>
      <text:p text:style-name="P14"/>
      <text:p text:style-name="P14">Build a color palette from an image</text:p>
      <text:p text:style-name="P14"/>
      <text:p text:style-name="P14">In this example, we build an 8 color palette.</text:p>
      <text:p text:style-name="P14"/>
      <text:p text:style-name="P14">var colorThief = new ColorThief();</text:p>
      <text:p text:style-name="P14">colorThief.getPalette(sourceImage, 8);</text:p>
      <text:p text:style-name="P14"/>
      <text:p text:style-name="P14">getPalette(sourceImage[, colorCount, quality])</text:p>
      <text:p text:style-name="P14">returns [ [num, num, num], [num, num, num], ... ]</text:p>
      <text:p text:style-name="P14"/>
      <text:p text:style-name="P28">Made it so that I have an example of 3 images from memorable and three from unforgettable – as far as I’ve seen the darker colours – grey, black – are most predominant in the image, and it generally shows whats going on in the background, but its good to know that its also showing me other colours present in the pallet – note that even though those are the kind of colours I want to see <text:s/>I should keep bias in mind, maybe consider the first 3 colours of a pallete as being the most important?</text:p>
      <text:p text:style-name="P2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3:16:41.128286367</dc:date>
    <meta:editing-duration>PT46M41S</meta:editing-duration>
    <meta:editing-cycles>13</meta:editing-cycles>
    <meta:generator>LibreOffice/5.1.6.2$Linux_X86_64 LibreOffice_project/10m0$Build-2</meta:generator>
    <meta:document-statistic meta:table-count="0" meta:image-count="0" meta:object-count="0" meta:page-count="5" meta:paragraph-count="76" meta:word-count="1133" meta:character-count="7904" meta:non-whitespace-character-count="6802"/>
  </office:meta>
</office:document-meta>
</file>